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gradient" draw:fill-gradient-name="Gradient_20_7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4.408cm" svg:height="4.408cm" svg:x="6.736cm" svg:y="8.9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7.096cm" svg:y="9.3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1" draw:layer="layout" svg:width="0.26cm" svg:height="0.354cm" svg:x="7.776cm" svg:y="10.012cm" svg:viewBox="0 0 261 355" draw:points="261,0 0,0 0,355 261,355">
          <text:p/>
        </draw:polygon>
        <draw:path draw:style-name="gr3" draw:text-style-name="P1" draw:layer="layout" svg:width="0.26cm" svg:height="0.354cm" svg:x="8.234cm" svg:y="10.012cm" svg:viewBox="0 0 261 355" svg:d="m261 0c-87 0-174 0-261 0 0 118 0 236 0 355 87 0 174 0 261 0 0-119 0-237 0-355z">
          <text:p/>
        </draw:path>
        <draw:path draw:style-name="gr3" draw:text-style-name="P1" draw:layer="layout" svg:width="0.907cm" svg:height="0.903cm" svg:x="7.853cm" svg:y="11.501cm" svg:viewBox="0 0 908 904" svg:d="m215 904c79-211 158-422 238-633 79 211 159 422 239 633 72 0 144 0 216 0-119-301-238-603-357-904-65 0-130 0-194 0-119 301-238 603-357 904 72 0 143 0 215 0z">
          <text:p/>
        </draw:path>
        <draw:path draw:style-name="gr3" draw:text-style-name="P1" draw:layer="layout" svg:width="0.339cm" svg:height="1.554cm" svg:x="9.814cm" svg:y="10.732cm" svg:viewBox="0 0 340 1555" svg:d="m169 164c57 0 114 0 171 0 0-55 0-109 0-164-113 0-227 0-340 0 0 518 0 1037 0 1555 113 0 227 0 340 0 0-55 0-109 0-164-57 0-114 0-171 0 0-409 0-818 0-1227z">
          <text:p/>
        </draw:path>
        <draw:custom-shape draw:style-name="gr1" draw:text-style-name="P1" draw:layer="layout" svg:width="4.408cm" svg:height="4.408cm" svg:x="11.968cm" svg:y="8.9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12.328cm" svg:y="9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408cm" svg:height="2.253cm" svg:x="12.801cm" svg:y="8.723cm">
          <draw:text-box>
            <text:p text:style-name="P2"><text:span text:style-name="T1">+</text:span></text:p>
          </draw:text-box>
        </draw:frame>
        <draw:frame draw:style-name="gr4" draw:text-style-name="P3" draw:layer="layout" svg:width="1.408cm" svg:height="2.253cm" svg:x="12.752cm" svg:y="10.564cm">
          <draw:text-box>
            <text:p text:style-name="P2"><text:span text:style-name="T1">=</text:span></text:p>
          </draw:text-box>
        </draw:frame>
        <draw:path draw:style-name="gr3" draw:text-style-name="P1" draw:layer="layout" svg:width="1.063cm" svg:height="0.456cm" svg:x="14.507cm" svg:y="11.629cm" svg:viewBox="0 0 1064 457" svg:d="m908 41c-46 77-85 102-158 102-70 0-132-21-233-74-92-50-154-69-216-69-127 0-205 69-301 264 53 51 105 102 158 153 44-78 84-103 157-103 70 0 132 19 233 72 96 52 155 71 216 71 126 0 205-71 300-264-52-50-104-101-156-152z">
          <text:p/>
        </draw:path>
        <draw:custom-shape draw:style-name="gr1" draw:text-style-name="P1" draw:layer="layout" svg:width="4.408cm" svg:height="4.408cm" svg:x="6.639cm" svg:y="3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6.999cm" svg:y="3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539cm" svg:height="2.253cm" svg:x="7.412cm" svg:y="3.872cm">
          <draw:text-box>
            <text:p text:style-name="P2"><text:span text:style-name="T1">E</text:span></text:p>
          </draw:text-box>
        </draw:frame>
        <draw:path draw:style-name="gr3" draw:text-style-name="P1" draw:layer="layout" svg:width="1.045cm" svg:height="1.098cm" svg:x="9.105cm" svg:y="5.933cm" svg:viewBox="0 0 1046 1099" svg:d="m620 933c46 0 82-11 110-33s44-53 51-93c88 0 177 0 265 0-9 41-23 80-42 115-20 36-48 67-82 93s-77 47-127 62-110 22-179 22c-80 0-149-10-207-30-59-19-107-47-147-83s-71-78-93-127-38-103-46-162c-41 0-82 0-123 0 13-38 25-75 38-113 24 0 49 0 73 0 0-2-1-7-1-15s0-15 0-24c0-8 0-17 0-26s1-14 1-16c-37 0-74 0-111 0 13-38 25-75 38-113 28 0 55 0 83 0 9-62 27-117 51-166 24-48 57-89 97-122s90-59 147-76 125-26 200-26c65 0 120 7 170 21s89 34 124 59 61 55 83 88 35 71 43 110c-89 0-179 0-268 0-6-35-23-63-49-83s-65-29-111-29c-31 0-57 4-81 12s-44 21-62 39-32 41-43 69-19 63-24 104c104 0 209 0 313 0-9 38-18 75-28 113-96 0-193 0-290 0 0 6-1 12-1 20s0 15 0 22c0 8 0 14 0 21 1 6 1 12 2 18 108 0 217 0 325 0-9 38-19 75-28 113-97 0-195 0-292 0 4 34 12 65 20 94s24 54 41 75 40 37 66 49 58 18 94 18z">
          <text:p/>
        </draw:path>
        <draw:custom-shape draw:style-name="gr1" draw:text-style-name="P1" draw:layer="layout" svg:width="4.408cm" svg:height="4.408cm" svg:x="13.312cm" svg:y="3.5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13.672cm" svg:y="3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2.253cm" svg:x="14.085cm" svg:y="3.853cm">
          <draw:text-box>
            <text:p text:style-name="P2"><text:span text:style-name="T1">A</text:span></text:p>
          </draw:text-box>
        </draw:frame>
        <draw:custom-shape draw:style-name="gr1" draw:text-style-name="P1" draw:layer="layout" svg:width="4.408cm" svg:height="4.408cm" svg:x="6.814cm" svg:y="15.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7.174cm" svg:y="15.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366cm" svg:height="2.178cm" svg:x="7.587cm" svg:y="15.148cm">
          <draw:text-box>
            <text:p text:style-name="P2"><text:span text:style-name="T2">£</text:span></text:p>
          </draw:text-box>
        </draw:frame>
        <draw:frame draw:style-name="gr4" draw:text-style-name="P4" draw:layer="layout" svg:width="1.366cm" svg:height="2.178cm" svg:x="7.627cm" svg:y="16.824cm">
          <draw:text-box>
            <text:p text:style-name="P2"><text:span text:style-name="T2">µ</text:span></text:p>
          </draw:text-box>
        </draw:frame>
        <draw:path draw:style-name="gr3" draw:text-style-name="P1" draw:layer="layout" svg:width="0.468cm" svg:height="0.226cm" svg:x="9.605cm" svg:y="17.69cm" svg:viewBox="0 0 469 227" svg:d="m277 227c64 0 128 0 192 0-60-76-119-151-179-227-96 0-193 0-290 0 92 76 185 151 277 227z">
          <text:p/>
        </draw:path>
        <draw:custom-shape draw:style-name="gr1" draw:text-style-name="P1" draw:layer="layout" svg:width="9.006cm" svg:height="4.408cm" svg:x="2.542cm" svg:y="20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34cm" svg:height="3.688cm" svg:x="3.278cm" svg:y="20.6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262cm" svg:height="1.707cm" svg:x="4.327cm" svg:y="20.781cm">
          <draw:text-box>
            <text:p text:style-name="P2"><text:span text:style-name="T3">Caps</text:span></text:p>
          </draw:text-box>
        </draw:frame>
        <draw:frame draw:style-name="gr5" draw:text-style-name="P6" draw:layer="layout" svg:width="3.799cm" svg:height="1.958cm" svg:x="4.449cm" svg:y="22.007cm">
          <draw:text-box>
            <text:p text:style-name="P2"><text:span text:style-name="T3">Lock</text:span></text:p>
          </draw:text-box>
        </draw:frame>
        <draw:custom-shape draw:style-name="gr1" draw:text-style-name="P1" draw:layer="layout" svg:width="4.408cm" svg:height="4.408cm" svg:x="12.702cm" svg:y="14.8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13.062cm" svg:y="15.1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366cm" svg:height="2.253cm" svg:x="13.475cm" svg:y="14.844cm">
          <draw:text-box>
            <text:p text:style-name="P2"><text:span text:style-name="T1">2</text:span></text:p>
          </draw:text-box>
        </draw:frame>
        <draw:frame draw:style-name="gr4" draw:text-style-name="P3" draw:layer="layout" svg:width="1.366cm" svg:height="2.253cm" svg:x="13.476cm" svg:y="16.415cm">
          <draw:text-box>
            <text:p text:style-name="P2"><text:span text:style-name="T1">é</text:span></text:p>
          </draw:text-box>
        </draw:frame>
        <draw:frame draw:style-name="gr4" draw:text-style-name="P3" draw:layer="layout" svg:width="2.018cm" svg:height="2.253cm" svg:x="15.002cm" svg:y="16.385cm">
          <draw:text-box>
            <text:p text:style-name="P2"><text:span text:style-name="T1">@</text:span></text:p>
          </draw:text-box>
        </draw:frame>
        <draw:custom-shape draw:style-name="gr1" draw:text-style-name="P1" draw:layer="layout" svg:width="4.408cm" svg:height="4.408cm" svg:x="13.088cm" svg:y="20.2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13.448cm" svg:y="2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25cm" svg:height="1.707cm" svg:x="13.698cm" svg:y="20.616cm">
          <draw:text-box>
            <text:p text:style-name="P2"><text:span text:style-name="T3">Num</text:span></text:p>
          </draw:text-box>
        </draw:frame>
        <draw:frame draw:style-name="gr5" draw:text-style-name="P6" draw:layer="layout" svg:width="3.455cm" svg:height="1.958cm" svg:x="13.82cm" svg:y="21.842cm">
          <draw:text-box>
            <text:p text:style-name="P2"><text:span text:style-name="T3">Lock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layout" svg:width="4.408cm" svg:height="4.408cm" svg:x="13.088cm" svg:y="20.2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88cm" svg:height="3.688cm" svg:x="13.448cm" svg:y="2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11cm" svg:height="2.253cm" svg:x="13.884cm" svg:y="21.014cm">
          <draw:text-box>
            <text:p text:style-name="P2"><text:span text:style-name="T1">F12</text:span></text:p>
          </draw:text-box>
        </draw:frame>
        <draw:custom-shape draw:style-name="gr1" draw:text-style-name="P1" draw:layer="layout" svg:width="6.112cm" svg:height="4.408cm" svg:x="2.542cm" svg:y="20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4cm" svg:height="3.688cm" svg:x="3.041cm" svg:y="20.6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606cm" svg:height="3.163cm" svg:x="3.753cm" svg:y="20.781cm">
          <draw:text-box>
            <text:p text:style-name="P2"><text:span text:style-name="T3">Alt G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b3b3b3" draw:start-intensity="100%" draw:end-intensity="100%" draw:angle="13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Yves Mairesse</meta:initial-creator>
    <meta:creation-date>2008-02-02T12:23:42</meta:creation-date>
    <dc:creator>Yves Mairesse</dc:creator>
    <dc:date>2010-02-15T17:58:00</dc:date>
    <meta:editing-cycles>2</meta:editing-cycles>
    <meta:editing-duration>PT02H42M06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